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>Perfecto. Si vamos a dedicar el Capítulo 10 exclusivamente a la <text:span text:style-name="Strong_20_Emphasis">reproducción</text:span>, dentro del marco de la vida como un sistema inteligente, es clave abordar <text:span text:style-name="Strong_20_Emphasis">las preguntas que tocan tanto lo cotidiano como lo existencial</text:span>, y que al mismo tiempo nos permitan mostrar su función dentro de la máquina que hemos definido.</text:p>
      <text:p text:style-name="Text_20_body">Aquí tienes una lista inicial de preguntas que, en mi opinión, el lector podría hacerse y que sería natural y valioso responder en el libro:</text:p>
      <text:p text:style-name="Horizontal_20_Line"/>
      <text:h text:style-name="Heading_20_3" text:outline-level="3">🔹 Preguntas existenciales sobre la reproducción</text:h>
      <text:list xml:id="list3213400228" text:style-name="L1">
        <text:list-item>
          <text:p text:style-name="P1"><text:span text:style-name="Strong_20_Emphasis">¿Por qué la vida se reproduce?</text:span><text:line-break/>¿Qué necesidad tiene de multiplicarse, si cada ser puede vivir por sí solo?</text:p>
        </text:list-item>
        <text:list-item>
          <text:p text:style-name="P1"><text:span text:style-name="Strong_20_Emphasis">¿Por qué los seres vivos no son inmortales en vez de reproducirse?</text:span><text:line-break/>¿No sería más eficiente mejorar y conservar un solo individuo?</text:p>
        </text:list-item>
        <text:list-item>
          <text:p text:style-name="P1"><text:span text:style-name="Strong_20_Emphasis">¿Cuál es el propósito real de la reproducción?</text:span><text:line-break/>¿Se trata solo de perpetuar la especie o hay algo más?</text:p>
        </text:list-item>
        <text:list-item>
          <text:p text:style-name="P1"><text:span text:style-name="Strong_20_Emphasis">¿Por qué hay tantas formas distintas de reproducción?</text:span><text:line-break/>Sexual, asexual, por esporas, por división… ¿qué determina estas formas?</text:p>
        </text:list-item>
        <text:list-item>
          <text:p text:style-name="P1"><text:span text:style-name="Strong_20_Emphasis">¿Qué sentido tiene reproducirse si todo muere igual?</text:span><text:line-break/>¿No es la reproducción solo una extensión de lo inevitable?</text:p>
        </text:list-item>
        <text:list-item>
          <text:p text:style-name="P1"><text:span text:style-name="Strong_20_Emphasis">¿Por qué la reproducción implica placer en algunos seres y sufrimiento en otros?</text:span><text:line-break/>¿Es una herramienta evolutiva o una distracción?</text:p>
        </text:list-item>
        <text:list-item>
          <text:p text:style-name="P1"><text:span text:style-name="Strong_20_Emphasis">¿Qué relación hay entre reproducción y sentido de la vida?</text:span><text:line-break/>¿Reproducirse es suficiente para dar sentido a la existencia?</text:p>
        </text:list-item>
        <text:list-item>
          <text:p text:style-name="P1"><text:span text:style-name="Strong_20_Emphasis">¿Qué función cumple la reproducción en un sistema lógico o inteligente?</text:span><text:line-break/>¿Se puede justificar su existencia fuera de la biología?</text:p>
        </text:list-item>
        <text:list-item>
          <text:p text:style-name="P1"><text:span text:style-name="Strong_20_Emphasis">¿Quién decide cuándo y cómo se debe reproducir un ser?</text:span><text:line-break/>¿Es decisión del individuo, del sistema, o una reacción automática?</text:p>
        </text:list-item>
        <text:list-item>
          <text:p text:style-name="P1"><text:span text:style-name="Strong_20_Emphasis">¿Por qué no todos los seres vivos se reproducen?</text:span><text:line-break/>¿Qué papel juegan los que no lo hacen? ¿Fallos? ¿Excepciones útiles?</text:p>
        </text:list-item>
      </text:list>
      <text:p text:style-name="Horizontal_20_Line"/>
      <text:p text:style-name="Text_20_body">Estas preguntas cubren desde lo personal hasta lo abstracto, y ofrecen una excelente base para construir el capítulo no como una simple exposición, sino como <text:span text:style-name="Strong_20_Emphasis">una investigación progresiva</text:span> que lleva al lector desde la confusión inicial hasta la comprensión del sistema.</text:p>
      <text:p text:style-name="Text_20_body"><text:soft-page-break/>¿Quieres que empecemos a organizar estas preguntas dentro de un esquema narrativo para el capítulo? Podríamos estructurarlo con <text:a xlink:type="simple" xlink:href="https://chatgpt.com/c/f" text:style-name="Internet_20_link" text:visited-style-name="Visited_20_Internet_20_Link">una progresión en tres niveles</text:a>, <text:a xlink:type="simple" xlink:href="https://chatgpt.com/c/f" text:style-name="Internet_20_link" text:visited-style-name="Visited_20_Internet_20_Link">una conversación con un anfitrión provocador</text:a>, o <text:a xlink:type="simple" xlink:href="https://chatgpt.com/c/f" text:style-name="Internet_20_link" text:visited-style-name="Visited_20_Internet_20_Link">una simulación paso a paso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4T10:07:12.299000000</meta:creation-date>
    <dc:date>2025-06-24T10:09:05.993000000</dc:date>
    <meta:editing-duration>PT1M54S</meta:editing-duration>
    <meta:editing-cycles>1</meta:editing-cycles>
    <meta:document-statistic meta:table-count="0" meta:image-count="0" meta:object-count="0" meta:page-count="2" meta:paragraph-count="15" meta:word-count="364" meta:character-count="2210" meta:non-whitespace-character-count="1871"/>
    <meta:generator>LibreOffice/7.3.5.2$Windows_X86_64 LibreOffice_project/184fe81b8c8c30d8b5082578aee2fed2ea847c01</meta:generator>
  </office:meta>
</office:document-meta>
</file>